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4: Управление доступом и транзакции</text:h>
      <text:h text:style-name="P6" text:outline-level="4">4.1 Управление правами доступа</text:h>
      <text:list xml:id="list6449909939675445922" text:style-name="L1">
        <text:list-item>
          <text:p text:style-name="P4"><text:span text:style-name="Strong_20_Emphasis">GRANT и REVOKE:</text:span></text:p>
          <text:list>
            <text:list-item>
              <text:p text:style-name="P1">Присвоение и отзыв прав доступа к таблицам, представлениям, процедурам и другим объектам базы данных.</text:p>
            </text:list-item>
            <text:list-item>
              <text:p text:style-name="P1">Управление различными уровнями доступа: чтение, запись, выполнение.</text:p>
            </text:list-item>
          </text:list>
        </text:list-item>
        <text:list-item>
          <text:p text:style-name="P4"><text:span text:style-name="Strong_20_Emphasis">Управление пользователями и ролями:</text:span></text:p>
          <text:list>
            <text:list-item>
              <text:p text:style-name="P1">Создание пользователей и ролей.</text:p>
            </text:list-item>
            <text:list-item>
              <text:p text:style-name="P4">Назначение ролей пользователям для удобства управления доступом.</text:p>
            </text:list-item>
          </text:list>
        </text:list-item>
      </text:list>
      <text:h text:style-name="P6" text:outline-level="4">4.2 Транзакции и сохранность данных</text:h>
      <text:list xml:id="list273415995092760550" text:style-name="L2">
        <text:list-item>
          <text:p text:style-name="P5"><text:span text:style-name="Strong_20_Emphasis">ACID-свойства:</text:span></text:p>
          <text:list>
            <text:list-item>
              <text:p text:style-name="P2">Объяснение свойств ACID (Atomicity, Consistency, Isolation, Durability) и их значения для транзакций.</text:p>
            </text:list-item>
            <text:list-item>
              <text:p text:style-name="P2">Контроль целостности данных в рамках транзакций.</text:p>
            </text:list-item>
          </text:list>
        </text:list-item>
        <text:list-item>
          <text:p text:style-name="P5"><text:span text:style-name="Strong_20_Emphasis">Управление транзакциями:</text:span></text:p>
          <text:list>
            <text:list-item>
              <text:p text:style-name="P2">Начало и завершение транзакций.</text:p>
            </text:list-item>
            <text:list-item>
              <text:p text:style-name="P5">Использование COMMIT и ROLLBACK для подтверждения или отмены изменений.</text:p>
            </text:list-item>
          </text:list>
        </text:list-item>
      </text:list>
      <text:p text:style-name="P3">Этот раздел должен обеспечить полное понимание важности управления доступом к данным и обеспечения целостности данных через транзакции. Примеры использования GRANT и REVOKE для назначения и отзыва прав доступа, а также демонстрации транзакций с объяснением ACID-свойств и их реализации, помогут учащимся понять важность безопасности и целостности данных в баз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04:57.26</dc:date>
    <meta:document-statistic meta:table-count="0" meta:image-count="0" meta:object-count="0" meta:page-count="1" meta:paragraph-count="16" meta:word-count="148" meta:character-count="1081"/>
    <dc:creator>Dima Wide</dc:creator>
    <meta:user-defined meta:name="Info 1"/>
    <meta:user-defined meta:name="Info 2"/>
    <meta:user-defined meta:name="Info 3"/>
    <meta:user-defined meta:name="Info 4"/>
  </office:meta>
</office:document-meta>
</file>